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848d"/>
    </style:style>
    <style:style style:name="P2" style:family="paragraph" style:parent-style-name="Standard">
      <style:text-properties officeooo:paragraph-rsid="00165b74"/>
    </style:style>
    <style:style style:name="P3" style:family="paragraph" style:parent-style-name="Standard">
      <style:text-properties officeooo:paragraph-rsid="0017f92a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14848d" style:font-weight-asian="bold" style:font-weight-complex="bold"/>
    </style:style>
    <style:style style:name="P5" style:family="paragraph" style:parent-style-name="Standard">
      <style:text-properties officeooo:paragraph-rsid="0018e531"/>
    </style:style>
    <style:style style:name="T1" style:family="text">
      <style:text-properties officeooo:rsid="0014848d"/>
    </style:style>
    <style:style style:name="T2" style:family="text">
      <style:text-properties officeooo:rsid="00165b74"/>
    </style:style>
    <style:style style:name="T3" style:family="text">
      <style:text-properties fo:language="de" fo:country="DE" officeooo:rsid="00165b74"/>
    </style:style>
    <style:style style:name="T4" style:family="text">
      <style:text-properties officeooo:rsid="0017f92a"/>
    </style:style>
    <style:style style:name="T5" style:family="text">
      <style:text-properties officeooo:rsid="0018e5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rchitektur Server:</text:span></text:p>
      <text:p text:style-name="P1"><text:span text:style-name="T1"/></text:p>
      <text:p text:style-name="P1"><text:span text:style-name="T1">Als Webserver kommt Apache HTTP Server zum Einsatz, PHP 5.5.9 als Backend-Scriptsprache und MySQL 5.6.16 als Datenbankverwaltungssystem.</text:span></text:p>
      <text:p text:style-name="P1"><text:span text:style-name="T1"/></text:p>
      <text:p text:style-name="P1"><text:span text:style-name="T1">Die Hauptaufgabe des PHP Backend ist die Behandlung von Requests, die Bereitstellung einer Schnittstelle zur Datenbank (REST-Operationen) und Response an den Client geben.</text:span></text:p>
      <text:p text:style-name="P5"><text:span text:style-name="T5">Requestweiterleitungen fallen dabei in den Aufgabenbereich der Konfigurationsdatei .htaccess.</text:span></text:p>
      <text:p text:style-name="P1"><text:span text:style-name="T1"/></text:p>
      <text:p text:style-name="P1"><text:span text:style-name="T1">Besonder</text:span><text:span text:style-name="T2">en</text:span><text:span text:style-name="T1"> </text:span><text:span text:style-name="T2">W</text:span><text:span text:style-name="T1">ert legen wir auf die Abkapselung des Backend und einen abstrakten, sowie modularen Aufbau, damit die Erweiterbarkeit und Anpassungsfähigkeit gegeben ist.</text:span></text:p>
      <text:p text:style-name="P1"><text:span text:style-name="T1"/></text:p>
      <text:p text:style-name="P3"><text:span text:style-name="T4">Für die Abstraktion unsere relationalen Datenbank werden wir ein bestehendes ActiveRecord-Framework nutzen. (http://www.phpactiverecord.org/) </text:span></text:p>
      <text:p text:style-name="P3"><text:span text:style-name="T1"/></text:p>
      <text:p text:style-name="P2"><text:span text:style-name="T1">Um diese</text:span><text:span text:style-name="T2">n</text:span><text:span text:style-name="T1"> Anforderungen </text:span><text:span text:style-name="T2">gerecht werden zu können</text:span><text:span text:style-name="T1">, </text:span><text:span text:style-name="T2">werd</text:span><text:span text:style-name="T1">en wir uns verschiedener </text:span><text:span text:style-name="T2">Designprinzipien bedienen. So werden wir unsere Klassen nach logischen Gesichtspunkten unterteilen (Separation of Concerns), <text:s/>klare Verantwortlichkeiten zuweisen (</text:span><text:bookmark text:name="firstHeading"/><text:span text:style-name="T3">Single-Responsibility-Principle) und eine möglichst lose Kopplung schaffen (Dependency Injection)</text:span></text:p>
      <text:p text:style-name="P2"><text:span text:style-name="T2"/></text:p>
      <text:p text:style-name="P2"><text:span text:style-name="T2">Zum Umsetzen der oben genannten Designprinzipien, bietet sich die Nutzung unterschiedlicher Design Pattern an: </text:span></text:p>
      <text:p text:style-name="P2"><text:span text:style-name="T2"/></text:p>
      <text:p text:style-name="P2"><text:span text:style-name="T2"><text:tab/>Um mit Hilfe </text:span><text:span text:style-name="T4">einer </text:span><text:span text:style-name="T2">möglichst loser Kopplung andere Objekte benachrichtigen zu können <text:tab/>(z.B. über die erfolgreiche Datenbankabfrage) wird das Observer-Subject-Pattern zum <text:tab/>Einsatz kommen.</text:span></text:p>
      <text:p text:style-name="P3"><text:span text:style-name="T2"><text:tab/></text:span></text:p>
      <text:p text:style-name="P3"><text:span text:style-name="T2"><text:tab/>Für das Erstellen unserer ActiveRecord-Modelklassen bietet sich das Factory-Pattern an, da <text:tab/>die erstellende Klasse die zu erstellende nicht kennen </text:span><text:span text:style-name="T4">darf</text:span><text:span text:style-name="T2"> (keine harten Abhängigkeiten)</text:span></text:p>
      <text:p text:style-name="P2"><text:span text:style-name="T2"/></text:p>
      <text:p text:style-name="P2"><text:span text:style-name="T2"><text:tab/>Um nur einen zentralen Einstiegspunkt in unsere Applikation im Backend bereitzustellen, <text:tab/>werden wir das FrontContoller-Pattern verwenden, die weitere Delegation der Aufgaben <text:tab/>wird von diesem erledig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8:21:42.91</meta:creation-date>
    <dc:date>2014-02-27T19:55:01.69</dc:date>
    <meta:editing-duration>PT20M28S</meta:editing-duration>
    <meta:editing-cycles>1</meta:editing-cycles>
    <meta:document-statistic meta:table-count="0" meta:image-count="0" meta:object-count="0" meta:page-count="1" meta:paragraph-count="12" meta:word-count="208" meta:character-count="1748" meta:non-whitespace-character-count="1539"/>
    <meta:generator>LibreOffice/3.6$Windows_x86 LibreOffice_project/5b93205-6e6b3fc-7830f6d-c08ad66-1d9bf4</meta:generator>
  </office:meta>
</office:document-meta>
</file>